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9.961cm"/>
    </style:style>
    <style:style style:name="co9" style:family="table-column">
      <style:table-column-properties fo:break-before="auto" style:column-width="5.791cm"/>
    </style:style>
    <style:style style:name="co10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5.253cm"/>
    </style:style>
    <style:style style:name="co6" style:family="table-column">
      <style:table-column-properties fo:break-before="auto" style:column-width="9.1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3" style:family="table" style:master-page-name="PageStyle_5f_SP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lign="none"/>
    </style:style>
    <style:style style:name="ce21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3faf46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" style:family="table-cell" style:parent-style-name="Default">
      <style:table-cell-properties fo:background-color="#3faf46" fo:wrap-option="wrap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4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vertical-align="automatic"/>
    </style:style>
    <style:style style:name="ce3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3faf46"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3faf46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3faf46" fo:wrap-option="wrap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vertical-align="automatic"/>
    </style:style>
    <style:style style:name="ce4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3faf46"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L" table:style-name="ta3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81" table:default-cell-style-name="Default"/>
        <table:table-row table:style-name="ro1">
          <table:table-cell table:style-name="ce19" office:value-type="string" calcext:value-type="string">
            <text:p>Liste des briefings SPL</text:p>
          </table:table-cell>
          <table:table-cell table:style-name="ce19" table:number-columns-repeated="16383"/>
        </table:table-row>
        <table:table-row table:style-name="ro2">
          <table:table-cell table:style-name="ce20"/>
          <table:table-cell table:number-columns-repeated="16383"/>
        </table:table-row>
        <table:table-row table:style-name="ro2">
          <table:table-cell table:style-name="ce22" office:value-type="string" calcext:value-type="string">
            <text:p>Briefing</text:p>
          </table:table-cell>
          <table:table-cell table:style-name="ce22" office:value-type="string" calcext:value-type="string">
            <text:p>Section</text:p>
          </table:table-cell>
          <table:table-cell table:style-name="ce22" office:value-type="string" calcext:value-type="string">
            <text:p>Supports</text:p>
          </table:table-cell>
          <table:table-cell table:style-name="ce22" table:number-columns-repeated="16381"/>
        </table:table-row>
        <table:table-row table:style-name="ro7">
          <table:table-cell table:style-name="ce23" office:value-type="string" calcext:value-type="string">
            <text:p><text:a xlink:href="https://gesasso.ffvp.fr/formation/7777/seance#collapse_1_0" xlink:type="simple">BRIEFING: DESCENTE D'URGENCE</text:a></text:p>
          </table:table-cell>
          <table:table-cell/>
          <table:table-cell office:value-type="string" calcext:value-type="string">
            <text:p>https://formations.ffvp.fr/Player/Courses/Index?CourseRunId=9279808166&amp;openingMode=1&amp;TargetNaviId=SyfadisSuite%238994979875&amp;referrer=https%3A%2F%2Fformations.ffvp.fr%2FCatalog%2FLearner%2FHome.aspx%3FidTraining%3D7522549813%26idTrainee%3D8873574435%26idTrainingSession%3D8841232430</text:p>
          </table:table-cell>
          <table:table-cell table:number-columns-repeated="16381"/>
        </table:table-row>
        <table:table-row table:style-name="ro8">
          <table:table-cell/>
          <table:table-cell table:style-name="ce27" office:value-type="string" calcext:value-type="string">
            <text:p>Utilisation des AF</text:p>
          </table:table-cell>
          <table:table-cell table:number-columns-repeated="16382"/>
        </table:table-row>
        <table:table-row table:style-name="ro8">
          <table:table-cell/>
          <table:table-cell table:style-name="ce27" office:value-type="string" calcext:value-type="string">
            <text:p>Vitesses à utiliser.</text:p>
          </table:table-cell>
          <table:table-cell table:number-columns-repeated="16382"/>
        </table:table-row>
        <table:table-row table:style-name="ro8">
          <table:table-cell/>
          <table:table-cell table:style-name="ce27" office:value-type="string" calcext:value-type="string">
            <text:p>Pièges à évite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23" office:value-type="string" calcext:value-type="string">
            <text:p><text:a xlink:href="https://gesasso.ffvp.fr/formation/7777/seance#collapse_1_1" xlink:type="simple">BRIEFING: VOL A VOILE</text:a></text:p>
          </table:table-cell>
          <table:table-cell table:number-columns-repeated="16383"/>
        </table:table-row>
        <table:table-row table:style-name="ro5">
          <table:table-cell/>
          <table:table-cell table:style-name="ce31" office:value-type="string" calcext:value-type="string">
            <text:p>Cheminement et optimisation de la montée.</text:p>
          </table:table-cell>
          <table:table-cell table:number-columns-repeated="16382"/>
        </table:table-row>
        <table:table-row table:style-name="ro7">
          <table:table-cell/>
          <table:table-cell table:style-name="ce27" office:value-type="string" calcext:value-type="string">
            <text:p>Utilisation simple du Mac Cready</text:p>
          </table:table-cell>
          <table:table-cell office:value-type="string" calcext:value-type="string">
            <text:p>https://formations.ffvp.fr/Files/Applications/98304/Packages/91a88363-9491-4b5f-977a-0c2447efc5a8_V1/scormcontent/index.html#/lessons/jTNZHA2GanrLZZ81WadECLPZ08JaUzn2</text:p>
          </table:table-cell>
          <table:table-cell table:number-columns-repeated="16381"/>
        </table:table-row>
        <table:table-row table:style-name="ro7">
          <table:table-cell/>
          <table:table-cell table:style-name="ce25" office:value-type="string" calcext:value-type="string">
            <text:p>Gestion du local</text:p>
          </table:table-cell>
          <table:table-cell table:number-columns-repeated="16382"/>
        </table:table-row>
        <table:table-row table:style-name="ro7">
          <table:table-cell/>
          <table:table-cell table:style-name="ce25" office:value-type="string" calcext:value-type="string">
            <text:p>Connaissance de sa positio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25" office:value-type="string" calcext:value-type="string">
            <text:p><text:a xlink:href="https://gesasso.ffvp.fr/formation/7777/seance#collapse_1_4" xlink:type="simple">BRIEFING: SÉCURITÉ DES VOLS</text:a></text:p>
          </table:table-cell>
          <table:table-cell table:number-columns-repeated="16383"/>
        </table:table-row>
        <table:table-row table:style-name="ro5">
          <table:table-cell/>
          <table:table-cell table:style-name="ce27" office:value-type="string" calcext:value-type="string">
            <text:p>Initiation culture de sécurité.</text:p>
          </table:table-cell>
          <table:table-cell table:style-name="ce38" office:value-type="string" calcext:value-type="string">
            <text:p>https://formations.ffvp.fr/Files/Applications/98304/Packages/03f870b7-0270-460a-9399-f8c91aebdea2_V1/scormcontent/index.html#/lessons/jWHlrwZOKyX2OcNd08QZq0tpvzdfZLTZ</text:p>
          </table:table-cell>
          <table:table-cell table:number-columns-repeated="16381"/>
        </table:table-row>
        <table:table-row table:style-name="ro5">
          <table:table-cell/>
          <table:table-cell table:style-name="ce27" office:value-type="string" calcext:value-type="string">
            <text:p>La culture juste.</text:p>
          </table:table-cell>
          <table:table-cell table:number-columns-repeated="16382"/>
        </table:table-row>
        <table:table-row table:style-name="ro7">
          <table:table-cell/>
          <table:table-cell table:style-name="ce27" office:value-type="string" calcext:value-type="string">
            <text:p>Notification obligatoire et responsabilité CRESAG</text:p>
          </table:table-cell>
          <table:table-cell office:value-type="string" calcext:value-type="string">
            <text:p>https://formations.ffvp.fr/Files/Applications/98304/Packages/fc6f2690-25ff-44dd-a37e-470ec9c63c6c_V1/scormcontent/index.html#/lessons/l-gD-2UIuXDQSZ9Bhf4rRidIfRolyXu_</text:p>
          </table:table-cell>
          <table:table-cell table:number-columns-repeated="16381"/>
        </table:table-row>
        <table:table-row table:style-name="ro5">
          <table:table-cell/>
          <table:table-cell table:style-name="ce27" office:value-type="string" calcext:value-type="string">
            <text:p>REX.</text:p>
          </table:table-cell>
          <table:table-cell office:value-type="string" calcext:value-type="string">
            <text:p>https://bea.aero/les-enquetes/evenements-notifies/</text:p>
          </table:table-cell>
          <table:table-cell table:number-columns-repeated="16381"/>
        </table:table-row>
        <table:table-row table:style-name="ro7">
          <table:table-cell/>
          <table:table-cell table:style-name="ce32" office:value-type="string" calcext:value-type="string">
            <text:p>PTU Théoriqu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table:style-name="ce25" office:value-type="string" calcext:value-type="string">
            <text:p><text:a xlink:href="https://gesasso.ffvp.fr/formation/7777/seance#collapse_2_0" xlink:type="simple">BRIEFING: Dossier de vol</text:a></text:p>
          </table:table-cell>
          <table:table-cell table:number-columns-repeated="16383"/>
        </table:table-row>
        <table:table-row table:style-name="ro7">
          <table:table-cell/>
          <table:table-cell table:style-name="ce25" office:value-type="string" calcext:value-type="string">
            <text:p>Météo</text:p>
          </table:table-cell>
          <table:table-cell table:number-columns-repeated="16382"/>
        </table:table-row>
        <table:table-row table:style-name="ro7">
          <table:table-cell/>
          <table:table-cell table:style-name="ce33" office:value-type="string" calcext:value-type="string">
            <text:p>chargement centrage.</text:p>
          </table:table-cell>
          <table:table-cell office:value-type="string" calcext:value-type="string">
            <text:p>https://formations.ffvp.fr/Files/Applications/98304/Packages/0013cae6-dd42-45c4-86e3-422776dbd06c_V1/scormcontent/index.html#/lessons/h84JaFFcOpprMdd7Oq2va10wlbz-qzcF</text:p>
          </table:table-cell>
          <table:table-cell table:number-columns-repeated="16381"/>
        </table:table-row>
        <table:table-row table:style-name="ro7">
          <table:table-cell/>
          <table:table-cell table:style-name="ce27" office:value-type="string" calcext:value-type="string">
            <text:p>Notams</text:p>
          </table:table-cell>
          <table:table-cell office:value-type="string" calcext:value-type="string">
            <text:p>https://formations.ffvp.fr/Files/Applications/98304/Packages/a324512d-bf14-4b50-8873-0f3ecbf2a7f7_V1/scormcontent/index.html#/lessons/iFYdU2k8MVKx9f1kq-trnOFOxBcgDLjK</text:p>
          </table:table-cell>
          <table:table-cell table:number-columns-repeated="16381"/>
        </table:table-row>
        <table:table-row table:style-name="ro7">
          <table:table-cell/>
          <table:table-cell table:style-name="ce27" office:value-type="string" calcext:value-type="string">
            <text:p>Espaces aériens, classes d’espaces</text:p>
          </table:table-cell>
          <table:table-cell office:value-type="string" calcext:value-type="string">
            <text:p>https://formations.ffvp.fr/Files/Applications/98304/Packages/5321b6f8-cb61-42d8-b9f4-8e266f7bb835_V1/scormcontent/index.html#/lessons/IKERgf3X-083EO-v3skVoFd2ze67Di_I</text:p>
          </table:table-cell>
          <table:table-cell table:number-columns-repeated="16381"/>
        </table:table-row>
        <table:table-row table:style-name="ro7">
          <table:table-cell/>
          <table:table-cell table:style-name="ce27" office:value-type="string" calcext:value-type="string">
            <text:p>Choix du circuit de 100 Km</text:p>
          </table:table-cell>
          <table:table-cell office:value-type="string" calcext:value-type="string">
            <text:p>https://formations.ffvp.fr/Files/Applications/98304/Packages/0f95fd6b-8a33-4092-acb8-dbb9d7f80b77_V1/scormcontent/index.html#/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7">
          <table:table-cell table:style-name="ce25" office:value-type="string" calcext:value-type="string">
            <text:p><text:a xlink:href="https://gesasso.ffvp.fr/formation/7777/seance#collapse_2_1" xlink:type="simple">BRIEFING:Navigation</text:a></text:p>
          </table:table-cell>
          <table:table-cell table:number-columns-repeated="16383"/>
        </table:table-row>
        <table:table-row table:style-name="ro7">
          <table:table-cell/>
          <table:table-cell table:style-name="ce27" office:value-type="string" calcext:value-type="string">
            <text:p>Choix des cartes.</text:p>
          </table:table-cell>
          <table:table-cell office:value-type="string" calcext:value-type="string">
            <text:p>https://formations.ffvp.fr/Files/Applications/98304/Packages/268276c4-8a73-4ecf-83bc-7614d6c50130_V1/scormcontent/index.html#/lessons/6vCqnl_2QUm5mz64-tHRab5tc_B1DrAB</text:p>
          </table:table-cell>
          <table:table-cell table:number-columns-repeated="16381"/>
        </table:table-row>
        <table:table-row table:style-name="ro7">
          <table:table-cell/>
          <table:table-cell table:style-name="ce25" office:value-type="string" calcext:value-type="string">
            <text:p>Tracé du circuit.</text:p>
          </table:table-cell>
          <table:table-cell table:number-columns-repeated="16382"/>
        </table:table-row>
        <table:table-row table:style-name="ro7">
          <table:table-cell/>
          <table:table-cell table:style-name="ce27" office:value-type="string" calcext:value-type="string">
            <text:p>Choix des repères</text:p>
          </table:table-cell>
          <table:table-cell office:value-type="string" calcext:value-type="string">
            <text:p>https://formations.ffvp.fr/Files/Applications/98304/Packages/0fde18d3-cdba-48c2-97ed-60ea87c5fd7f_V1/scormcontent/index.html#/lessons/xQYIkL1bKeKOszjGAw9cXAGiy57XPyx3</text:p>
          </table:table-cell>
          <table:table-cell table:number-columns-repeated="16381"/>
        </table:table-row>
        <table:table-row table:style-name="ro7">
          <table:table-cell/>
          <table:table-cell table:style-name="ce25" office:value-type="string" calcext:value-type="string">
            <text:p>Influence du ven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table:style-name="ce25" office:value-type="string" calcext:value-type="string">
            <text:p><text:a xlink:href="https://gesasso.ffvp.fr/formation/7777/seance#collapse_2_2" xlink:type="simple">BRIEFING: Vol à voile</text:a></text:p>
          </table:table-cell>
          <table:table-cell table:number-columns-repeated="16383"/>
        </table:table-row>
        <table:table-row table:style-name="ro7">
          <table:table-cell/>
          <table:table-cell table:style-name="ce27" office:value-type="string" calcext:value-type="string">
            <text:p>Utilisation simple du Mac Cready, </text:p>
          </table:table-cell>
          <table:table-cell office:value-type="string" calcext:value-type="string">
            <text:p>Redondant voir plus haut</text:p>
          </table:table-cell>
          <table:table-cell table:number-columns-repeated="16381"/>
        </table:table-row>
        <table:table-row table:style-name="ro7">
          <table:table-cell/>
          <table:table-cell table:style-name="ce25" office:value-type="string" calcext:value-type="string">
            <text:p>Gestion des locaux de terrains 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table:style-name="ce25" office:value-type="string" calcext:value-type="string">
            <text:p><text:a xlink:href="https://gesasso.ffvp.fr/formation/7777/seance#collapse_2_3" xlink:type="simple">BRIEFING: Choix du champ</text:a></text:p>
          </table:table-cell>
          <table:table-cell/>
          <table:table-cell office:value-type="string" calcext:value-type="string">
            <text:p>https://formations.ffvp.fr/Files/Applications/98304/Packages/12a95bf3-6907-45ce-ad26-2ad9b7c70245_V1/scormcontent/index.html#/lessons/bL076IExXyu46ELzD6OSEv_xBbOXig28</text:p>
          </table:table-cell>
          <table:table-cell table:number-columns-repeated="16381"/>
        </table:table-row>
        <table:table-row table:style-name="ro7">
          <table:table-cell/>
          <table:table-cell table:style-name="ce27" office:value-type="string" calcext:value-type="string">
            <text:p>VERDO.</text:p>
          </table:table-cell>
          <table:table-cell table:number-columns-repeated="16382"/>
        </table:table-row>
        <table:table-row table:style-name="ro7">
          <table:table-cell/>
          <table:table-cell table:style-name="ce27" office:value-type="string" calcext:value-type="string">
            <text:p>Paramètres défavorables</text:p>
          </table:table-cell>
          <table:table-cell table:number-columns-repeated="16382"/>
        </table:table-row>
        <table:table-row table:style-name="ro7">
          <table:table-cell/>
          <table:table-cell table:style-name="ce27" office:value-type="string" calcext:value-type="string">
            <text:p>Atterrissage en campagne et Facteurs humains. </text:p>
          </table:table-cell>
          <table:table-cell table:number-columns-repeated="16382"/>
        </table:table-row>
        <table:table-row table:style-name="ro7">
          <table:table-cell/>
          <table:table-cell table:style-name="ce25" office:value-type="string" calcext:value-type="string">
            <text:p>Quelques REX ou CR BEA.</text:p>
          </table:table-cell>
          <table:table-cell office:value-type="string" calcext:value-type="string">
            <text:p>https://bea.aero/les-enquetes/evenements-notifies/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7">
          <table:table-cell table:style-name="ce25" office:value-type="string" calcext:value-type="string">
            <text:p><text:a xlink:href="https://gesasso.ffvp.fr/formation/7777/seance#collapse_2_4" xlink:type="simple">BRIEFING: Radiotéléphonie</text:a></text:p>
          </table:table-cell>
          <table:table-cell/>
          <table:table-cell office:value-type="string" calcext:value-type="string">
            <text:p>https://formations.ffvp.fr/Files/Applications/98304/Packages/e93662a9-4e90-4664-b466-ae10c8b6443c_V1/scormcontent/index.html#/lessons/ThaoBynNwum9ulfiasrsE2bxA4UKOPkx</text:p>
          </table:table-cell>
          <table:table-cell table:number-columns-repeated="16381"/>
        </table:table-row>
        <table:table-row table:style-name="ro7">
          <table:table-cell/>
          <table:table-cell table:style-name="ce27" office:value-type="string" calcext:value-type="string">
            <text:p>Contact avec un service du contrôle aérien</text:p>
          </table:table-cell>
          <table:table-cell table:number-columns-repeated="16382"/>
        </table:table-row>
        <table:table-row table:style-name="ro7">
          <table:table-cell/>
          <table:table-cell table:style-name="ce27" office:value-type="string" calcext:value-type="string">
            <text:p>Utilisation du vocabulaire spécifique au vol à voile.</text:p>
          </table:table-cell>
          <table:table-cell office:value-type="string" calcext:value-type="string">
            <text:p>https://www.ecologie.gouv.fr/sites/default/files/documents/Manuel_Phras%C3%A9ologie.pdf</text:p>
          </table:table-cell>
          <table:table-cell table:number-columns-repeated="16381"/>
        </table:table-row>
        <table:table-row table:style-name="ro5">
          <table:table-cell/>
          <table:table-cell table:style-name="ce27" office:value-type="string" calcext:value-type="string">
            <text:p>Utilisation du transpondeur </text:p>
          </table:table-cell>
          <table:table-cell office:value-type="string" calcext:value-type="string">
            <text:p>https://formations.ffvp.fr/Files/Applications/98304/Packages/4630faf5-1572-479d-9967-cbf5e6ba99a0_V1/scormcontent/index.html#/lessons/_KeQWMvpJMKMBg_8p3rtbNAM8ZW9dFN6</text:p>
          </table:table-cell>
          <table:table-cell table:number-columns-repeated="16381"/>
        </table:table-row>
        <table:table-row table:style-name="ro7" table:number-rows-repeated="1048527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Campagne +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40"/>
        <table:table-column table:style-name="co7" table:number-columns-repeated="16382" table:default-cell-style-name="Default"/>
        <table:table-row table:style-name="ro1">
          <table:table-cell table:style-name="ce19" office:value-type="string" calcext:value-type="string">
            <text:p>Liste des briefings Campagne+</text:p>
          </table:table-cell>
          <table:table-cell table:style-name="ce39"/>
          <table:table-cell table:style-name="ce19"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2" office:value-type="string" calcext:value-type="string">
            <text:p>Briefing</text:p>
          </table:table-cell>
          <table:table-cell table:style-name="ce41" office:value-type="string" calcext:value-type="string">
            <text:p>Section</text:p>
          </table:table-cell>
          <table:table-cell table:style-name="ce22" office:value-type="string" calcext:value-type="string">
            <text:p>Supports</text:p>
          </table:table-cell>
          <table:table-cell table:style-name="ce22"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réparation du circuit</text:p>
          </table:table-cell>
          <table:table-cell table:number-columns-repeated="16383"/>
        </table:table-row>
        <table:table-row table:style-name="ro5">
          <table:table-cell/>
          <table:table-cell table:style-name="ce31" office:value-type="string" calcext:value-type="string">
            <text:p>Tracé</text:p>
          </table:table-cell>
          <table:table-cell table:number-columns-repeated="16382"/>
        </table:table-row>
        <table:table-row table:style-name="ro5">
          <table:table-cell/>
          <table:table-cell table:style-name="ce42" office:value-type="string" calcext:value-type="string">
            <text:p>Zones EA</text:p>
          </table:table-cell>
          <table:table-cell office:value-type="string" calcext:value-type="string">
            <text:p>https://formations.ffvp.fr/Files/Applications/98304/Packages/5321b6f8-cb61-42d8-b9f4-8e266f7bb835_V1/scormcontent/index.html#/lessons/HkKiUqC5KlCvCRqpqbdLSckgDVf-jHU4</text:p>
          </table:table-cell>
          <table:table-cell table:number-columns-repeated="16381"/>
        </table:table-row>
        <table:table-row table:style-name="ro5">
          <table:table-cell/>
          <table:table-cell table:style-name="ce42" office:value-type="string" calcext:value-type="string">
            <text:p>NOTAMS</text:p>
          </table:table-cell>
          <table:table-cell office:value-type="string" calcext:value-type="string">
            <text:p>https://formations.ffvp.fr/Files/Applications/98304/Packages/a324512d-bf14-4b50-8873-0f3ecbf2a7f7_V1/scormcontent/index.html#/lessons/iFYdU2k8MVKx9f1kq-trnOFOxBcgDLjK</text:p>
          </table:table-cell>
          <table:table-cell table:number-columns-repeated="16381"/>
        </table:table-row>
        <table:table-row table:style-name="ro5">
          <table:table-cell/>
          <table:table-cell table:style-name="ce42" office:value-type="string" calcext:value-type="string">
            <text:p>plan de vol</text:p>
          </table:table-cell>
          <table:table-cell office:value-type="string" calcext:value-type="string">
            <text:p>https://formations.ffvp.fr/Files/Applications/98304/Packages/fc070532-2067-4076-9c9a-b317f25c2cc3_V1/scormcontent/index.html#/lessons/p-kWrAVRr2b3yPpzY4jONZ7ogYPrCpxl</text:p>
          </table:table-cell>
          <table:table-cell table:number-columns-repeated="16381"/>
        </table:table-row>
        <table:table-row table:style-name="ro5">
          <table:table-cell/>
          <table:table-cell table:style-name="ce42" office:value-type="string" calcext:value-type="string">
            <text:p>Réglementation</text:p>
          </table:table-cell>
          <table:table-cell office:value-type="string" calcext:value-type="string">
            <text:p>https://formations.ffvp.fr/Directory/Home.aspx?idPageData=7517929473</text:p>
          </table:table-cell>
          <table:table-cell table:number-columns-repeated="16381"/>
        </table:table-row>
        <table:table-row table:style-name="ro5">
          <table:table-cell/>
          <table:table-cell table:style-name="ce25" office:value-type="string" calcext:value-type="string">
            <text:p>Etude du projet de vol</text:p>
          </table:table-cell>
          <table:table-cell table:number-columns-repeated="16382"/>
        </table:table-row>
        <table:table-row table:style-name="ro2">
          <table:table-cell/>
          <table:table-cell table:style-name="ce25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Organisation de la montée</text:p>
          </table:table-cell>
          <table:table-cell table:number-columns-repeated="16383"/>
        </table:table-row>
        <table:table-row table:style-name="ro5">
          <table:table-cell/>
          <table:table-cell table:style-name="ce25" office:value-type="string" calcext:value-type="string">
            <text:p>Détection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Sélection /Abandon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Bilan vz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Notion de tranches de l’ascend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Organisation de la transition</text:p>
          </table:table-cell>
          <table:table-cell table:number-columns-repeated="16383"/>
        </table:table-row>
        <table:table-row table:style-name="ro5">
          <table:table-cell/>
          <table:table-cell table:style-name="ce25" office:value-type="string" calcext:value-type="string">
            <text:p>Cheminement et Ecart de route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Choix du calage et Respect du calage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Utilisation du Mc électronique et pneumatique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Navigation et suivi de navigation à le carte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Navigation et suivi de navigation au GPS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Respect Espaces aériens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Le point de virag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Gestion des locaux</text:p>
          </table:table-cell>
          <table:table-cell table:number-columns-repeated="16383"/>
        </table:table-row>
        <table:table-row table:style-name="ro5">
          <table:table-cell/>
          <table:table-cell table:style-name="ce25" office:value-type="string" calcext:value-type="string">
            <text:p>Changement de local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Contrôle du plan 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le Renoncement 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Choix de dégagemen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25" office:value-type="string" calcext:value-type="string">
            <text:p><text:a xlink:href="https://gesasso.ffvp.fr/formation/24046/seance#collapse_0_4" xlink:type="simple">Précision d’atterrissage </text:a></text:p>
          </table:table-cell>
          <table:table-cell table:number-columns-repeated="16383"/>
        </table:table-row>
        <table:table-row table:style-name="ro5">
          <table:table-cell/>
          <table:table-cell table:style-name="ce25" office:value-type="string" calcext:value-type="string">
            <text:p>Sélection et maitrise du point de toucher</text:p>
          </table:table-cell>
          <table:table-cell table:number-columns-repeated="16382"/>
        </table:table-row>
        <table:table-row table:style-name="ro5">
          <table:table-cell/>
          <table:table-cell table:style-name="ce27" office:value-type="string" calcext:value-type="string">
            <text:p>Reconnaissance du champs</text:p>
          </table:table-cell>
          <table:table-cell office:value-type="string" calcext:value-type="string">
            <text:p>https://formations.ffvp.fr/Files/Applications/98304/Packages/12a95bf3-6907-45ce-ad26-2ad9b7c70245_V1/scormcontent/index.html#/lessons/DPRNh71N26NOuZKnRJ4ULxlmes84cCu1</text:p>
          </table:table-cell>
          <table:table-cell table:number-columns-repeated="16381"/>
        </table:table-row>
        <table:table-row table:style-name="ro5">
          <table:table-cell/>
          <table:table-cell table:style-name="ce25" office:value-type="string" calcext:value-type="string">
            <text:p>Choix du champs 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25" office:value-type="string" calcext:value-type="string">
            <text:p><text:a xlink:href="https://gesasso.ffvp.fr/formation/24046/seance#collapse_0_5" xlink:type="simple">Règlement des compétitions</text:a></text:p>
          </table:table-cell>
          <table:table-cell table:number-columns-repeated="16383"/>
        </table:table-row>
        <table:table-row table:style-name="ro5">
          <table:table-cell/>
          <table:table-cell table:style-name="ce25" office:value-type="string" calcext:value-type="string">
            <text:p>Règlement FAI </text:p>
          </table:table-cell>
          <table:table-cell table:number-columns-repeated="16382"/>
        </table:table-row>
        <table:table-row table:style-name="ro5">
          <table:table-cell/>
          <table:table-cell table:style-name="ce25" office:value-type="string" calcext:value-type="string">
            <text:p>Règlement des compétitions FFVP : NP4.1</text:p>
          </table:table-cell>
          <table:table-cell table:number-columns-repeated="16382"/>
        </table:table-row>
        <table:table-row table:style-name="ro2" table:number-rows-repeated="1048533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0:04:52.677619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L" style:display-name="PageStyle_S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dc:date>2025-07-22T12:05:08.302102437</dc:date>
    <meta:generator>LibreOffice/24.2.7.2$Linux_X86_64 LibreOffice_project/420$Build-2</meta:generator>
    <meta:editing-duration>PT1H43M55S</meta:editing-duration>
    <meta:document-statistic meta:table-count="2" meta:cell-count="100" meta:object-count="0"/>
  </office:meta>
</office:document-meta>
</file>